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3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4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5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6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7" style:family="table-cell" style:parent-style-name="Default" style:data-style-name="N0">
      <style:text-properties fo:color="#4472C4" style:font-name="Menlo Italic" style:font-name-asian="Menlo Italic" style:font-name-complex="Menlo Italic" fo:font-size="9pt" style:font-size-asian="9pt" style:font-size-complex="9pt" fo:font-style="italic" style:font-style-asian="italic" style:font-style-complex="italic"/>
    </style:style>
    <style:style style:name="ce8" style:family="table-cell" style:parent-style-name="Default" style:data-style-name="N0">
      <style:text-properties fo:color="#FF0000" style:font-name="Menlo Regular" style:font-name-asian="Menlo Regular" style:font-name-complex="Menlo Regular" fo:font-size="9pt" style:font-size-asian="9pt" style:font-size-complex="9pt"/>
    </style:style>
    <style:style style:name="ce9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0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1" style:family="table-cell" style:parent-style-name="Default" style:data-style-name="N0">
      <style:table-cell-properties style:vertical-align="middle"/>
      <style:text-properties style:font-name="Menlo Regular" style:font-name-asian="Menlo Regular" style:font-name-complex="Menlo Regular" fo:font-size="9pt" style:font-size-asian="9pt" style:font-size-complex="9pt"/>
    </style:style>
    <style:style style:name="ce12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3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4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5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16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17" style:family="table-cell" style:parent-style-name="Default" style:data-style-name="N0">
      <style:table-cell-properties fo:border-top="none" fo:border-bottom="thin solid #7030A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18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19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e20" style:family="table-cell" style:parent-style-name="Default" style:data-style-name="N0">
      <style:text-properties fo:color="#BF8F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1" style:family="table-cell" style:parent-style-name="Default" style:data-style-name="N0">
      <style:text-properties fo:color="#00B05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2" style:family="table-cell" style:parent-style-name="Default" style:data-style-name="N0">
      <style:text-properties fo:color="#FFC0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3" style:family="table-cell" style:parent-style-name="Default" style:data-style-name="N0">
      <style:table-cell-properties fo:border-top="none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4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5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26" style:family="table-cell" style:parent-style-name="Default" style:data-style-name="N0">
      <style:table-cell-properties fo:border-top="none" fo:border-bottom="thin solid #7030A0" fo:border-left="none" fo:border-right="none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7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28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9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31" style:family="table-cell" style:parent-style-name="Default" style:data-style-name="N0">
      <style:table-cell-properties fo:background-color="transparent"/>
      <style:text-properties style:font-name="Menlo Regular" style:font-name-asian="Menlo Regular" style:font-name-complex="Menlo Regular" fo:font-size="9pt" style:font-size-asian="9pt" style:font-size-complex="9pt"/>
    </style:style>
    <style:style style:name="ce32" style:family="table-cell" style:parent-style-name="Default" style:data-style-name="N0"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 fo:font-size="20pt" style:font-size-asian="20pt" style:font-size-complex="20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/>
    </style:style>
    <style:style style:name="ce35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font-size="20pt" style:font-size-asian="20pt" style:font-size-complex="20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2pt solid #000000" fo:border-left="none" fo:border-right="none" style:vertical-align="automatic"/>
    </style:style>
    <style:style style:name="ce37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4472C4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70C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7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8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9" style:family="text" style:parent-style-name="Default">
      <style:text-properties fo:color="#4472C4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0" style:family="text" style:parent-style-name="Default">
      <style:text-properties fo:color="#FFC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2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70C0" style:text-line-through-style="none" style:font-name="Menlo Bold" style:font-name-asian="Menlo Bold" style:font-name-complex="Menlo Bold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6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8" style:family="text" style:parent-style-name="Default">
      <style:text-properties fo:color="#FFC00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FFC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00B05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00B05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BF8F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6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0.3175cm" style:use-optimal-column-width="true"/>
    </style:style>
    <style:style style:name="co3" style:family="table-column">
      <style:table-column-properties fo:break-before="auto" style:column-width="7.24958333333333cm" style:use-optimal-column-width="true"/>
    </style:style>
    <style:style style:name="co4" style:family="table-column">
      <style:table-column-properties fo:break-before="auto" style:column-width="0.740833333333333cm" style:use-optimal-column-width="true"/>
    </style:style>
    <style:style style:name="co5" style:family="table-column">
      <style:table-column-properties fo:break-before="auto" style:column-width="7.64645833333333cm" style:use-optimal-column-width="true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31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16"/>
        <table:table-column table:style-name="co6" table:number-columns-repeated="16378" table:default-cell-style-name="ce1"/>
        <table:table-row table:style-name="ro1">
          <table:table-cell office:value-type="string" table:style-name="ce19">
            <text:p>GIT Keyboard Shortcuts</text:p>
          </table:table-cell>
          <table:table-cell table:number-columns-repeated="4" table:style-name="ce2"/>
          <table:table-cell table:style-name="ce16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re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ritical actions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office:value-type="string" table:style-name="ce20">
            <text:p>OR</text:p>
          </table:table-cell>
          <table:table-cell office:value-type="string" table:style-name="ce2">
            <text:p>=</text:p>
          </table:table-cell>
          <table:table-cell office:value-type="string" table:style-name="ce2">
            <text:p>Indicates alternate equiverlent options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office:value-type="string" table:style-name="ce12">
            <text:p>req</text:p>
          </table:table-cell>
          <table:table-cell office:value-type="string" table:style-name="ce2">
            <text:p>=</text:p>
          </table:table-cell>
          <table:table-cell office:value-type="string" table:style-name="ce2">
            <text:p>Required user detirmined options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office:value-type="string" table:style-name="ce21">
            <text:p>op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Optional user detirmined options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office:value-type="string" table:style-name="ce22">
            <text:p>orig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onventional naming of option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table:style-name="ce22"/>
          <table:table-cell table:number-columns-repeated="4" table:style-name="ce2"/>
          <table:table-cell table:style-name="ce16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3">
            <text:p>Git Hel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/text:p>
          </table:table-cell>
          <table:table-cell table:number-columns-repeated="2" table:style-name="ce2"/>
          <table:table-cell office:value-type="string" table:style-name="ce16">
            <text:p>Git<text:s/><text:span text:style-name="T22">help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text:s/><text:span text:style-name="T4">command</text:span></text:p>
          </table:table-cell>
          <table:table-cell table:number-columns-repeated="2" table:style-name="ce2"/>
          <table:table-cell office:value-type="string" table:style-name="ce16">
            <text:p>Git help individual<text:s/><text:span text:style-name="T22">command</text:span><text:s/>listing</text:p>
          </table:table-cell>
          <table:table-cell table:number-columns-repeated="16378"/>
        </table:table-row>
        <table:table-row table:style-name="ro2">
          <table:table-cell table:style-name="ce22"/>
          <table:table-cell table:number-columns-repeated="4" table:style-name="ce2"/>
          <table:table-cell table:style-name="ce16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5">
            <text:p>Configur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1">
            <text:p>git config --global core.excludesfile<text:s/><text:span text:style-name="T4">~/.gitignore</text:span></text:p>
          </table:table-cell>
          <table:table-cell table:number-columns-repeated="2" table:style-name="ce2"/>
          <table:table-cell office:value-type="string" table:style-name="ce16">
            <text:p>Set a user-level<text:s/><text:span text:style-name="T22">.gitignore</text:span><text:s/>fil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system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6">
            <text:p><text:span text:style-name="T22">System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global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g]</text:p>
          </table:table-cell>
          <table:table-cell office:value-type="string" table:style-name="ce16">
            <text:p><text:span text:style-name="T22">User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5">
            <text:p>git config<text:s/><text:span text:style-name="T12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p]</text:p>
          </table:table-cell>
          <table:table-cell office:value-type="string" table:style-name="ce17">
            <text:p><text:span text:style-name="T22">Project</text:span><text:s/>leve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name "<text:span text:style-name="T4">username</text:span>"</text:p>
          </table:table-cell>
          <table:table-cell table:number-columns-repeated="2" table:style-name="ce2"/>
          <table:table-cell office:value-type="string" table:style-name="ce16">
            <text:p>Define a<text:s/><text:span text:style-name="T26">username</text:span><text:s/>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email "<text:span text:style-name="T4">someone@somewhere.com</text:span>"</text:p>
          </table:table-cell>
          <table:table-cell table:number-columns-repeated="2" table:style-name="ce2"/>
          <table:table-cell office:value-type="string" table:style-name="ce16">
            <text:p>Define an<text:s/><text:span text:style-name="T22">email</text:span><text:s/>address 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 string</text:span></text:p>
          </table:table-cell>
          <table:table-cell table:number-columns-repeated="2" table:style-name="ce2"/>
          <table:table-cell office:value-type="string" table:style-name="ce16">
            <text:p>Define an alternate term (<text:span text:style-name="T26">string</text:span>) for a got option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31">praise</text:span><text:s/>blame</text:p>
          </table:table-cell>
          <table:table-cell table:number-columns-repeated="2" table:style-name="ce2"/>
          <table:table-cell office:value-type="string" table:style-name="ce16">
            <text:p>Define the alternate term<text:s/><text:span text:style-name="T28">praise</text:span><text:s/>for the option<text:s/><text:span text:style-name="T22">bl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re.editor "<text:span text:style-name="T4">editor --wait</text:span>"</text:p>
          </table:table-cell>
          <table:table-cell table:number-columns-repeated="2" table:style-name="ce2"/>
          <table:table-cell office:value-type="string" table:style-name="ce16">
            <text:p>Define default<text:s/><text:span text:style-name="T22">editor</text:span><text:s/>and open when editor is requir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lor.ui<text:s/><text:span text:style-name="T4">true</text:span></text:p>
          </table:table-cell>
          <table:table-cell table:number-columns-repeated="2" table:style-name="ce2"/>
          <table:table-cell office:value-type="string" table:style-name="ce16">
            <text:p>Set use of<text:s/><text:span text:style-name="T22">colours</text:span><text:s/>in 'status' and 'diff' command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fetch.prune<text:s/><text:span text:style-name="T4">true</text:span></text:p>
          </table:table-cell>
          <table:table-cell table:number-columns-repeated="2" table:style-name="ce2"/>
          <table:table-cell office:value-type="string" table:style-name="ce16">
            <text:p>Alters the default and prunes<text:s/><text:span text:style-name="T22">orphan</text:span><text:s/>branches when fetch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init.defaultBranch<text:s/><text:span text:style-name="T31">main</text:span></text:p>
          </table:table-cell>
          <table:table-cell table:number-columns-repeated="2" table:style-name="ce2"/>
          <table:table-cell office:value-type="string" table:style-name="ce16">
            <text:p>Sets initial default<text:s/><text:span text:style-name="T28">main</text:span><text:s/>branch nam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list</text:p>
          </table:table-cell>
          <table:table-cell table:number-columns-repeated="2" table:style-name="ce2"/>
          <table:table-cell office:value-type="string" table:style-name="ce16">
            <text:p>List recorded<text:s/><text:span text:style-name="T22">configuration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etting</text:p>
          </table:table-cell>
          <table:table-cell table:number-columns-repeated="2" table:style-name="ce2"/>
          <table:table-cell office:value-type="string" table:style-name="ce16">
            <text:p>List<text:s/><text:span text:style-name="T22">individual</text:span><text:s/>configuration setting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5">
            <text:p>Non-Git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</text:p>
          </table:table-cell>
          <table:table-cell table:number-columns-repeated="2" table:style-name="ce2"/>
          <table:table-cell office:value-type="string" table:style-name="ce16">
            <text:p><text:span text:style-name="T22">List</text:span><text:s/>files of current directory excluding hidden 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dir</text:p>
          </table:table-cell>
          <table:table-cell table:number-columns-repeated="2" table:style-name="ce2"/>
          <table:table-cell office:value-type="string" table:style-name="ce16">
            <text:p><text:span text:style-name="T22">List</text:span><text:s/>files of current directory excluding hidden files (Windows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 (-la<text:s/><text:span text:style-name="T34">OR</text:span><text:s/>-a)</text:p>
          </table:table-cell>
          <table:table-cell table:number-columns-repeated="2" table:style-name="ce2"/>
          <table:table-cell office:value-type="string" table:style-name="ce16">
            <text:p>List files of current directory including<text:s/><text:span text:style-name="T22">hidden</text:span><text:s/>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pwd</text:p>
          </table:table-cell>
          <table:table-cell table:number-columns-repeated="2" table:style-name="ce2"/>
          <table:table-cell office:value-type="string" table:style-name="ce16">
            <text:p>Show (print) current<text:s/><text:span text:style-name="T22">directory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d</text:p>
          </table:table-cell>
          <table:table-cell table:number-columns-repeated="2" table:style-name="ce2"/>
          <table:table-cell office:value-type="string" table:style-name="ce16">
            <text:p><text:span text:style-name="T22">Change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~</text:p>
          </table:table-cell>
          <table:table-cell table:number-columns-repeated="2" table:style-name="ce2"/>
          <table:table-cell office:value-type="string" table:style-name="ce16">
            <text:p><text:span text:style-name="T22">User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..</text:p>
          </table:table-cell>
          <table:table-cell table:number-columns-repeated="2" table:style-name="ce2"/>
          <table:table-cell office:value-type="string" table:style-name="ce16">
            <text:p>Move<text:s/><text:span text:style-name="T22">down</text:span><text:s/>a folder 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/text:p>
          </table:table-cell>
          <table:table-cell table:number-columns-repeated="2" table:style-name="ce2"/>
          <table:table-cell office:value-type="string" table:style-name="ce16">
            <text:p><text:span text:style-name="T22">Root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lear</text:p>
          </table:table-cell>
          <table:table-cell table:number-columns-repeated="2" table:style-name="ce2"/>
          <table:table-cell office:value-type="string" table:style-name="ce16">
            <text:p><text:span text:style-name="T22">Clear</text:span><text:s/>the screen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0">
            <text:p>⌘ + K</text:p>
          </table:table-cell>
          <table:table-cell table:number-columns-repeated="2" table:style-name="ce2"/>
          <table:table-cell office:value-type="string" table:style-name="ce16">
            <text:p><text:span text:style-name="T22">Clear</text:span><text:s/>the screen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at<text:s/><text:span text:style-name="T4">filename</text:span></text:p>
          </table:table-cell>
          <table:table-cell table:number-columns-repeated="2" table:style-name="ce2"/>
          <table:table-cell office:value-type="string" table:style-name="ce16">
            <text:p>Show file<text:s/><text:span text:style-name="T22">content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mkdir<text:s/><text:span text:style-name="T12">folder</text:span></text:p>
          </table:table-cell>
          <table:table-cell table:number-columns-repeated="2" table:style-name="ce2"/>
          <table:table-cell office:value-type="string" table:style-name="ce16">
            <text:p><text:span text:style-name="T22">Create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6">
            <text:p>Adds a<text:s/><text:span text:style-name="T22">.gitkeep</text:span><text:s/>file for tracking of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6">
            <text:p>Adds a<text:s/><text:span text:style-name="T22">.gitkeep</text:span><text:s/>file for tracking of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6">
            <text:p>Adds a<text:s/><text:span text:style-name="T22">.gitkeep</text:span><text:s/>file for tracking of empty folder (Windows PowerShell)</text:p>
          </table:table-cell>
          <table:table-cell table:number-columns-repeated="16378"/>
        </table:table-row>
        <table:table-row table:style-name="ro2">
          <table:table-cell table:style-name="ce22"/>
          <table:table-cell table:number-columns-repeated="4" table:style-name="ce2"/>
          <table:table-cell table:style-name="ce16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5">
            <text:p>Page Navig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spacebar</text:p>
          </table:table-cell>
          <table:table-cell table:number-columns-repeated="2" table:style-name="ce2"/>
          <table:table-cell office:value-type="string" table:style-name="ce16">
            <text:p>Next<text:s/><text:span text:style-name="T22">pag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F key</text:p>
          </table:table-cell>
          <table:table-cell table:number-columns-repeated="2" table:style-name="ce2"/>
          <table:table-cell office:value-type="string" table:style-name="ce16">
            <text:p>Move<text:s/><text:span text:style-name="T22">dow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R key</text:p>
          </table:table-cell>
          <table:table-cell table:number-columns-repeated="2" table:style-name="ce2"/>
          <table:table-cell office:value-type="string" table:style-name="ce16">
            <text:p>Move<text:s/><text:span text:style-name="T22">back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↑ ↓</text:p>
          </table:table-cell>
          <table:table-cell table:number-columns-repeated="2" table:style-name="ce2"/>
          <table:table-cell office:value-type="string" table:style-name="ce16">
            <text:p><text:span text:style-name="T22">Move</text:span><text:s/>up and down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text:span text:style-name="T12">string</text:span></text:p>
          </table:table-cell>
          <table:table-cell table:number-columns-repeated="2" table:style-name="ce2"/>
          <table:table-cell office:value-type="string" table:style-name="ce16">
            <text:p><text:span text:style-name="T22">Search</text:span><text:s/>pa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6">
            <text:p>Move to<text:s/><text:span text:style-name="T22">next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6">
            <text:p>Move to<text:s/><text:span text:style-name="T22">previous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Q</text:p>
          </table:table-cell>
          <table:table-cell table:number-columns-repeated="2" table:style-name="ce2"/>
          <table:table-cell office:value-type="string" table:style-name="ce16">
            <text:p><text:span text:style-name="T22">Quit</text:span><text:s/>page mode and back to command promp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-S</text:p>
          </table:table-cell>
          <table:table-cell table:number-columns-repeated="2" table:style-name="ce2"/>
          <table:table-cell office:value-type="string" table:style-name="ce16">
            <text:p>Toggle<text:s/><text:span text:style-name="T22">word wr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5">
            <text:p>General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6">
            <text:p>Remove<text:s/><text:span text:style-name="T21">untracked</text:span><text:span text:style-name="T14"><text:s/></text:span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6">
            <text:p>Preview removal of<text:s/><text:span text:style-name="T22">untracked</text:span><text:s/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6">
            <text:p>Remove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6">
            <text:p>Preview removal of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init</text:p>
          </table:table-cell>
          <table:table-cell table:number-columns-repeated="2" table:style-name="ce2"/>
          <table:table-cell office:value-type="string" table:style-name="ce16">
            <text:p><text:span text:style-name="T22">Initilise</text:span><text:s/>a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v<text:s/><text:span text:style-name="T4">folder/filename<text:s/></text:span><text:span text:style-name="T7">folder/filename</text:span></text:p>
          </table:table-cell>
          <table:table-cell table:number-columns-repeated="2" table:style-name="ce2"/>
          <table:table-cell office:value-type="string" table:style-name="ce16">
            <text:p><text:span text:style-name="T22">Move or rename</text:span><text:s/>files to stage and update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6">
            <text:p><text:span text:style-name="T22">Remove</text:span><text:s/>files to stage and delete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-cached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6">
            <text:p>Remove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r --cached .</text:p>
          </table:table-cell>
          <table:table-cell table:number-columns-repeated="2" table:style-name="ce2"/>
          <table:table-cell office:value-type="string" table:style-name="ce16">
            <text:p>Remove all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tatus</text:p>
          </table:table-cell>
          <table:table-cell table:number-columns-repeated="2" table:style-name="ce2"/>
          <table:table-cell office:value-type="string" table:style-name="ce16">
            <text:p>Current<text:s/><text:span text:style-name="T22">status</text:span><text:s/>of files in repo, stage and work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3">
            <text:p><text:span text:style-name="T6">git push<text:s/></text:span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6">
            <text:p>Push a<text:s/><text:span text:style-name="T23">tag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3">
            <text:p><text:span text:style-name="T6">git push<text:s/></text:span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6">
            <text:p>Push all<text:s/><text:span text:style-name="T22">tags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6">
            <text:p><text:span text:style-name="T22">Fetches</text:span><text:s/>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6">
            <text:p>Adds<text:s/><text:span text:style-name="T22">.gitkeep</text:span><text:s/>file to track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6">
            <text:p>Adds<text:s/><text:span text:style-name="T22">.gitkeep</text:span><text:s/>file to track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6">
            <text:p>Adds<text:s/><text:span text:style-name="T22">.gitkeep</text:span><text:s/>file to track empty folder (Windows PowerShell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5">
            <text:p>git add<text:s/><text:span text:style-name="T12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a]</text:p>
          </table:table-cell>
          <table:table-cell office:value-type="string" table:style-name="ce23">
            <text:p>Ad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.</text:p>
          </table:table-cell>
          <table:table-cell table:number-columns-repeated="2" table:style-name="ce2"/>
          <table:table-cell office:value-type="string" table:style-name="ce16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A</text:p>
          </table:table-cell>
          <table:table-cell table:number-columns-repeated="2" table:style-name="ce2"/>
          <table:table-cell office:value-type="string" table:style-name="ce16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-all</text:p>
          </table:table-cell>
          <table:table-cell table:number-columns-repeated="2" table:style-name="ce2"/>
          <table:table-cell office:value-type="string" table:style-name="ce16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<text:s/><text:span text:style-name="T4">filename</text:span><text:s/><text:span text:style-name="T7">filename</text:span></text:p>
          </table:table-cell>
          <table:table-cell table:number-columns-repeated="2" table:style-name="ce2"/>
          <table:table-cell office:value-type="string" table:style-name="ce16">
            <text:p><text:span text:style-name="T22">Add</text:span><text:s/>specific file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/text:p>
          </table:table-cell>
          <table:table-cell table:number-columns-repeated="2" table:style-name="ce2"/>
          <table:table-cell office:value-type="string" table:style-name="ce16">
            <text:p>Add all<text:s/><text:span text:style-name="T22">patches</text:span><text:s/>of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text:s/><text:span text:style-name="T12">filename</text:span><text:span text:style-name="T2"><text:s/></text:span><text:span text:style-name="T7">filename</text:span></text:p>
          </table:table-cell>
          <table:table-cell table:number-columns-repeated="2" table:style-name="ce2"/>
          <table:table-cell office:value-type="string" table:style-name="ce16">
            <text:p>Add<text:s/><text:span text:style-name="T22">patches</text:span><text:s/>of changes for specific files to stag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5">
            <text:p>git commit<text:s/><text:span text:style-name="T12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c]</text:p>
          </table:table-cell>
          <table:table-cell office:value-type="string" table:style-name="ce23">
            <text:p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 "<text:span text:style-name="T4">message</text:span>"</text:p>
          </table:table-cell>
          <table:table-cell table:number-columns-repeated="2" table:style-name="ce2"/>
          <table:table-cell office:value-type="string" table:style-name="ce16">
            <text:p>Commit changes to repo with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/text:p>
          </table:table-cell>
          <table:table-cell table:number-columns-repeated="2" table:style-name="ce2"/>
          <table:table-cell office:value-type="string" table:style-name="ce16">
            <text:p>Commit changes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 "<text:span text:style-name="T4">message</text:span>"</text:p>
          </table:table-cell>
          <table:table-cell table:number-columns-repeated="2" table:style-name="ce2"/>
          <table:table-cell office:value-type="string" table:style-name="ce16">
            <text:p><text:span text:style-name="T22">Commit</text:span><text:s/>changes directly from work to rep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/text:p>
          </table:table-cell>
          <table:table-cell table:number-columns-repeated="2" table:style-name="ce2"/>
          <table:table-cell office:value-type="string" table:style-name="ce16">
            <text:p>Commit changes directly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mend<text:s/><text:span text:style-name="T4">required option</text:span></text:p>
          </table:table-cell>
          <table:table-cell table:number-columns-repeated="2" table:style-name="ce2"/>
          <table:table-cell office:value-type="string" table:style-name="ce16">
            <text:p><text:span text:style-name="T22">Amend</text:span><text:s/>latest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6">
            <text:p>Commit a<text:s/><text:span text:style-name="T22">patch</text:span><text:s/>of chang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5">
            <text:p>Viewing and Comparin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ls-tree<text:s/><text:span text:style-name="T4">tree-ish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a specific file or folder of<text:s/><text:span text:style-name="T26">tree-ish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5">
            <text:p>git log<text:s/><text:span text:style-name="T7">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l]</text:p>
          </table:table-cell>
          <table:table-cell office:value-type="string" table:style-name="ce17">
            <text:p><text:span text:style-name="T22">Display</text:span><text:s/>all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6">
            <text:p>Display the<text:s/><text:span text:style-name="T22">patch</text:span><text:s/>(change set) of each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37">
            <text:p>Display statistics logs of<text:s/><text:span text:style-name="T22">all 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tat</text:p>
          </table:table-cell>
          <table:table-cell table:number-columns-repeated="2" table:style-name="ce2"/>
          <table:table-cell office:value-type="string" table:style-name="ce16">
            <text:p>Display<text:s/><text:span text:style-name="T22">statistics</text:span><text:s/>of a lo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</text:p>
          </table:table-cell>
          <table:table-cell table:number-columns-repeated="2" table:style-name="ce2"/>
          <table:table-cell office:value-type="string" table:style-name="ce16">
            <text:p>Displays logs with<text:s/><text:span text:style-name="T22">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format=<text:span text:style-name="T4">keyword</text:span></text:p>
          </table:table-cell>
          <table:table-cell table:number-columns-repeated="2" table:style-name="ce2"/>
          <table:table-cell office:value-type="string" table:style-name="ce16">
            <text:p>Controls the amount of<text:s/><text:span text:style-name="T22">informatio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7">
            <text:p>oneline short medium full fuller email raw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6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<text:span text:style-name="T4">interger</text:span></text:p>
          </table:table-cell>
          <table:table-cell table:number-columns-repeated="2" table:style-name="ce2"/>
          <table:table-cell office:value-type="string" table:style-name="ce16">
            <text:p>Display the most recent<text:s/><text:span text:style-name="T24">number</text:span><text:s/>of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ince=<text:span text:style-name="T4">0000-00-00</text:span></text:p>
          </table:table-cell>
          <table:table-cell table:number-columns-repeated="2" table:style-name="ce2"/>
          <table:table-cell office:value-type="string" table:style-name="ce16">
            <text:p>Display all commits<text:s/><text:span text:style-name="T22">since</text:span><text:s/>date<text:s/><text:span text:style-name="T24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<text:span text:style-name="T4">0000-00-00</text:span></text:p>
          </table:table-cell>
          <table:table-cell table:number-columns-repeated="2" table:style-name="ce2"/>
          <table:table-cell office:value-type="string" table:style-name="ce16">
            <text:p>Display all commits<text:s/><text:span text:style-name="T22">until</text:span><text:s/>date<text:s/><text:span text:style-name="T25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"<text:span text:style-name="T12">integer</text:span><text:span text:style-name="T4"><text:s/>days ago</text:span>"</text:p>
          </table:table-cell>
          <table:table-cell table:number-columns-repeated="2" table:style-name="ce2"/>
          <table:table-cell office:value-type="string" table:style-name="ce16">
            <text:p>Display all commits<text:s/><text:span text:style-name="T22">until</text:span><text:s/><text:span text:style-name="T26">X</text:span><text:s/>days ag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fter=<text:span text:style-name="T4">interger</text:span>.weeks</text:p>
          </table:table-cell>
          <table:table-cell table:number-columns-repeated="2" table:style-name="ce2"/>
          <table:table-cell office:value-type="string" table:style-name="ce16">
            <text:p>Display all commits<text:s/><text:span text:style-name="T22">since</text:span><text:s/><text:span text:style-name="T26">X</text:span><text:span text:style-name="T16">.week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before=<text:span text:style-name="T4">interger</text:span>.days</text:p>
          </table:table-cell>
          <table:table-cell table:number-columns-repeated="2" table:style-name="ce2"/>
          <table:table-cell office:value-type="string" table:style-name="ce16">
            <text:p>Display all commits<text:s/><text:span text:style-name="T22">before</text:span><text:s/><text:span text:style-name="T24">X</text:span><text:span text:style-name="T16">.day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uthor="<text:span text:style-name="T4">string</text:span>"</text:p>
          </table:table-cell>
          <table:table-cell table:number-columns-repeated="2" table:style-name="ce2"/>
          <table:table-cell office:value-type="string" table:style-name="ce16">
            <text:p>Display all commits by<text:s/><text:span text:style-name="T24">author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ep="<text:span text:style-name="T4">string</text:span>"</text:p>
          </table:table-cell>
          <table:table-cell table:number-columns-repeated="2" table:style-name="ce2"/>
          <table:table-cell office:value-type="string" table:style-name="ce16">
            <text:p>Display all commits containing<text:s/><text:span text:style-name="T24">string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oneline</text:p>
          </table:table-cell>
          <table:table-cell table:number-columns-repeated="2" table:style-name="ce2"/>
          <table:table-cell office:value-type="string" table:style-name="ce16">
            <text:p>Display all commits in<text:s/><text:span text:style-name="T22">summary</text:span><text:s/>form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filepath/filename</text:p>
          </table:table-cell>
          <table:table-cell table:number-columns-repeated="2" table:style-name="ce2"/>
          <table:table-cell office:value-type="string" table:style-name="ce16">
            <text:p>Display all commits for a specific<text:s/><text:span text:style-name="T22">fil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<text:span text:style-name="T6">:</text:span>filename</text:p>
          </table:table-cell>
          <table:table-cell table:number-columns-repeated="2" table:style-name="ce2"/>
          <table:table-cell office:value-type="string" table:style-name="ce16">
            <text:p>Displays a file's changes from<text:s/><text:span text:style-name="T22">line</text:span><text:s/>(<text:span text:style-name="T26">interger</text:span>) to<text:s/><text:span text:style-name="T22">line</text:span><text:s/>(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4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6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color-words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w]</text:p>
          </table:table-cell>
          <table:table-cell office:value-type="string" table:style-name="ce16">
            <text:p>Compare<text:s/><text:span text:style-name="T22">wor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4">
            <text:p>Show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s]</text:p>
          </table:table-cell>
          <table:table-cell office:value-type="string" table:style-name="ce16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5">
            <text:p>git show --color-words<text:s/><text:span text:style-name="T4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sw]</text:p>
          </table:table-cell>
          <table:table-cell office:value-type="string" table:style-name="ce17">
            <text:p>Compare<text:s/><text:span text:style-name="T22">work</text:span><text:s/>changes with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changes to a<text:s/><text:span text:style-name="T22">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changes to<text:s/><text:span text:style-name="T22">late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changes to the current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 SHA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<text:span text:style-name="T22">Compare</text:span><text:s/>one commit with another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HEAD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Compare a commit with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Compare a commit with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4">SHA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all commits<text:s/><text:span text:style-name="T22">between</text:span><text:s/>the specific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4">SHA</text:span><text:span text:style-name="T1">..HEAD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all commits between a specific commit and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31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all commits between a specific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the<text:s/><text:span text:style-name="T22">ancestry</text:span><text:s/>^^ 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the<text:s/><text:span text:style-name="T22">ancestry</text:span><text:s/>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^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the ancestry ^^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the ancestry ~2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the ancestry ^^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the ancestry ~2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<text:s/></text:p>
          </table:table-cell>
          <table:table-cell table:number-columns-repeated="2" table:style-name="ce2"/>
          <table:table-cell office:value-type="string" table:style-name="ce16">
            <text:p>show information or changes to a commit with<text:s/><text:span text:style-name="T26">tag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 tag<text:s/></text:p>
          </table:table-cell>
          <table:table-cell table:number-columns-repeated="2" table:style-name="ce2"/>
          <table:table-cell office:value-type="string" table:style-name="ce16">
            <text:p>Compare one commit with another with<text:s/><text:span text:style-name="T26">tag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tag</text:span>..<text:span text:style-name="T4">tag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all commits between the specific commits with<text:s/><text:span text:style-name="T26">tags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5">
            <text:p>git bisect<text:s/><text:span text:style-name="T12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bi]</text:p>
          </table:table-cell>
          <table:table-cell office:value-type="string" table:style-name="ce23">
            <text:p>Bise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start</text:p>
          </table:table-cell>
          <table:table-cell table:number-columns-repeated="2" table:style-name="ce2"/>
          <table:table-cell office:value-type="string" table:style-name="ce16">
            <text:p><text:span text:style-name="T22">Start</text:span><text:s/>bisect proces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(bad<text:s/><text:span text:style-name="T10">OR</text:span><text:s/>old)<text:s/><text:span text:style-name="T12">treeish</text:span></text:p>
          </table:table-cell>
          <table:table-cell table:number-columns-repeated="2" table:style-name="ce2"/>
          <table:table-cell office:value-type="string" table:style-name="ce16">
            <text:p>Specifiy treeish with known<text:s/><text:span text:style-name="T22">error</text:span><text:s/>(defaults to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(good<text:s/><text:span text:style-name="T10">OR</text:span><text:s/>new)<text:s/><text:span text:style-name="T12">treeish</text:span></text:p>
          </table:table-cell>
          <table:table-cell table:number-columns-repeated="2" table:style-name="ce2"/>
          <table:table-cell office:value-type="string" table:style-name="ce16">
            <text:p>Specifiy treeish of known<text:s/><text:span text:style-name="T22">working</text:span><text:s/>vers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reset</text:p>
          </table:table-cell>
          <table:table-cell table:number-columns-repeated="2" table:style-name="ce2"/>
          <table:table-cell office:value-type="string" table:style-name="ce16">
            <text:p>Exit and<text:s/><text:span text:style-name="T22">reset</text:span><text:s/>to pre-proces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9">
            <text:p>git annotat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a]</text:p>
          </table:table-cell>
          <table:table-cell office:value-type="string" table:style-name="ce24">
            <text:p>Annotate<text:s/><text:span text:style-name="T18">slightly different output to 'blame' or 'praise'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8">
            <text:p>git blame<text:s/><text:span text:style-name="T12">required option</text:span></text:p>
          </table:table-cell>
          <table:table-cell office:value-type="string" table:style-name="ce27">
            <text:p>=</text:p>
          </table:table-cell>
          <table:table-cell office:value-type="string" table:style-name="ce27">
            <text:p>[b]</text:p>
          </table:table-cell>
          <table:table-cell office:value-type="string" table:style-name="ce29">
            <text:p>Blame<text:s/><text:span text:style-name="T18">some workplaces prefer 'praise' below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prais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r]</text:p>
          </table:table-cell>
          <table:table-cell office:value-type="string" table:style-name="ce24">
            <text:p>Praise<text:s/><text:span text:style-name="T18">requires configuration setup (see configuration above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filename</text:p>
          </table:table-cell>
          <table:table-cell table:number-columns-repeated="2" table:style-name="ce2"/>
          <table:table-cell office:value-type="string" table:style-name="ce16">
            <text:p>Display log of a<text:s/><text:span text:style-name="T22">file</text:span><text:s/>with annota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<text:span text:style-name="T6">-W<text:s/></text:span>filename</text:p>
          </table:table-cell>
          <table:table-cell table:number-columns-repeated="2" table:style-name="ce2"/>
          <table:table-cell office:value-type="string" table:style-name="ce16">
            <text:p>Display log of a file with annotation and<text:s/><text:span text:style-name="T22">ignores whitespac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 filename</text:p>
          </table:table-cell>
          <table:table-cell table:number-columns-repeated="2" table:style-name="ce2"/>
          <table:table-cell office:value-type="string" table:style-name="ce16">
            <text:p>Display file changes with annotation from line (<text:span text:style-name="T26">interger</text:span>) to line (<text:span text:style-name="T26">interger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+</text:span>interger filename</text:p>
          </table:table-cell>
          <table:table-cell table:number-columns-repeated="2" table:style-name="ce2"/>
          <table:table-cell office:value-type="string" table:style-name="ce16">
            <text:p>Display file changes with annotation fro<text:span text:style-name="T18">m line (</text:span><text:span text:style-name="T26">interger</text:span><text:span text:style-name="T18">)</text:span><text:s/>for lines +<text:span text:style-name="T18">(</text:span>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 filename</text:p>
          </table:table-cell>
          <table:table-cell table:number-columns-repeated="2" table:style-name="ce2"/>
          <table:table-cell office:value-type="string" table:style-name="ce16">
            <text:p>Display file changes with annotation from a commit<text:s/><text:span text:style-name="T24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<text:span text:style-name="T6"><text:s/>--</text:span><text:span text:style-name="T32">option</text:span><text:span text:style-name="T6"><text:s/></text:span>filename</text:p>
          </table:table-cell>
          <table:table-cell table:number-columns-repeated="2" table:style-name="ce2"/>
          <table:table-cell office:value-type="string" table:style-name="ce16">
            <text:p>Display file changes with annotation from a commit<text:s/><text:span text:style-name="T24">SHA</text:span><text:s/>using<text:s/><text:span text:style-name="T22">other option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5">
            <text:p>Patch, Stash and Ta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apply<text:s/><text:span text:style-name="T12">filepath/filename.diff</text:span></text:p>
          </table:table-cell>
          <table:table-cell table:number-columns-repeated="2" table:style-name="ce2"/>
          <table:table-cell office:value-type="string" table:style-name="ce30">
            <text:p>Import<text:s/><text:span text:style-name="T18">a diff patch to a project</text:span>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5">
            <text:p>git diff<text:s/><text:span text:style-name="T4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d]</text:p>
          </table:table-cell>
          <table:table-cell office:value-type="string" table:style-name="ce23">
            <text:p>Dif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cached</text:p>
          </table:table-cell>
          <table:table-cell table:number-columns-repeated="2" table:style-name="ce2"/>
          <table:table-cell office:value-type="string" table:style-name="ce16">
            <text:p><text:span text:style-name="T22">Show</text:span><text:s/>all diff pat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text:s/><text:span text:style-name="T12">SHA</text:span><text:s/>&gt;<text:s/><text:span text:style-name="T12">new_filepath/filename.diff</text:span></text:p>
          </table:table-cell>
          <table:table-cell table:number-columns-repeated="2" table:style-name="ce2"/>
          <table:table-cell office:value-type="string" table:style-name="ce16">
            <text:p><text:span text:style-name="T22">Create</text:span><text:s/>a diff patch file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6">
            <text:p>git format-patch<text:s/><text:span text:style-name="T29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pa]</text:p>
          </table:table-cell>
          <table:table-cell office:value-type="string" table:style-name="ce23">
            <text:p>Create Format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1<text:s/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6">
            <text:p>Create a formatted patch file from a<text:s/><text:span text:style-name="T22">single 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..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6">
            <text:p>Create formatted patch files<text:s/><text:span text:style-name="T22">between</text:span><text:s/>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4">SHA</text:span><text:span text:style-name="T1">..HEAD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6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4">SHA</text:span><text:span text:style-name="T1">..</text:span><text:span text:style-name="T31">mai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6">
            <text:p>Create formatted patch files between a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6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26">
            <text:p><text:span text:style-name="T8">mai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pc]</text:p>
          </table:table-cell>
          <table:table-cell office:value-type="string" table:style-name="ce17">
            <text:p>Create formatted patch files between the<text:s/><text:span text:style-name="T28">main</text:span><text:s/>branch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o<text:s/><text:span text:style-name="T12">folder_name</text:span></text:p>
          </table:table-cell>
          <table:table-cell table:number-columns-repeated="2" table:style-name="ce2"/>
          <table:table-cell office:value-type="string" table:style-name="ce16">
            <text:p>Create formatted patch files and save to named<text:s/><text:span text:style-name="T22">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tdout &gt;<text:s/><text:span text:style-name="T12">new_filepath/filename.patch</text:span></text:p>
          </table:table-cell>
          <table:table-cell table:number-columns-repeated="2" table:style-name="ce2"/>
          <table:table-cell office:value-type="string" table:style-name="ce16">
            <text:p>Save formatted patches to a<text:s/><text:span text:style-name="T22">single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5">
            <text:p>git am<text:s/><text:span text:style-name="T12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am]</text:p>
          </table:table-cell>
          <table:table-cell office:value-type="string" table:style-name="ce23">
            <text:p>Import Formated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12">filepath/filename.patch</text:span></text:p>
          </table:table-cell>
          <table:table-cell table:number-columns-repeated="2" table:style-name="ce2"/>
          <table:table-cell office:value-type="string" table:style-name="ce16">
            <text:p><text:span text:style-name="T22">Import</text:span><text:s/>a formatted patch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12">filepath/*.patch</text:span></text:p>
          </table:table-cell>
          <table:table-cell table:number-columns-repeated="2" table:style-name="ce2"/>
          <table:table-cell office:value-type="string" table:style-name="ce16">
            <text:p>Import a formatted patch<text:s/><text:span text:style-name="T22">files in 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6">
            <text:p><text:span text:style-name="T22">Abort</text:span><text:s/>a formatted patch import after confli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quit</text:p>
          </table:table-cell>
          <table:table-cell table:number-columns-repeated="2" table:style-name="ce2"/>
          <table:table-cell office:value-type="string" table:style-name="ce16">
            <text:p><text:span text:style-name="T22">Quit</text:span><text:s/>a formatted patch import after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5">
            <text:p>git stash<text:s/><text:span text:style-name="T7">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s]</text:p>
          </table:table-cell>
          <table:table-cell office:value-type="string" table:style-name="ce23">
            <text:p>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"<text:span text:style-name="T4">message</text:span>"</text:p>
          </table:table-cell>
          <table:table-cell table:number-columns-repeated="2" table:style-name="ce2"/>
          <table:table-cell office:value-type="string" table:style-name="ce16">
            <text:p>Stash the current work changes with<text:s/><text:span text:style-name="T23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-u "<text:span text:style-name="T4">message</text:span>"</text:p>
          </table:table-cell>
          <table:table-cell table:number-columns-repeated="2" table:style-name="ce2"/>
          <table:table-cell office:value-type="string" table:style-name="ce16">
            <text:p>Stash<text:s/><text:span text:style-name="T22">untracked</text:span><text:s/>file changes with<text:s/><text:span text:style-name="T27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list</text:p>
          </table:table-cell>
          <table:table-cell table:number-columns-repeated="2" table:style-name="ce2"/>
          <table:table-cell office:value-type="string" table:style-name="ce16">
            <text:p>View all<text:s/><text:span text:style-name="T22">stas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stash@{<text:span text:style-name="T4">index</text:span>}</text:p>
          </table:table-cell>
          <table:table-cell table:number-columns-repeated="2" table:style-name="ce2"/>
          <table:table-cell office:value-type="string" table:style-name="ce16">
            <text:p>View a specific<text:s/><text:span text:style-name="T22">stas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(-p<text:s/><text:span text:style-name="T10">OR</text:span><text:s/>--patch) stash@{<text:span text:style-name="T4">index</text:span>}</text:p>
          </table:table-cell>
          <table:table-cell table:number-columns-repeated="2" table:style-name="ce2"/>
          <table:table-cell office:value-type="string" table:style-name="ce16">
            <text:p>View a<text:s/><text:span text:style-name="T22">patch</text:span><text:s/>of a specific 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office:value-type="string" table:style-name="ce16">
            <text:p><text:span text:style-name="T18">Retrieve</text:span><text:s/><text:span text:style-name="T22">newest</text:span><text:s/>stash to the work file of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 stash@{<text:span text:style-name="T4">index</text:span>}</text:p>
          </table:table-cell>
          <table:table-cell table:number-columns-repeated="2" table:style-name="ce2"/>
          <table:table-cell office:value-type="string" table:style-name="ce16">
            <text:p>Retrieve a stash to the work file of<text:s/><text:span text:style-name="T22">current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</text:p>
          </table:table-cell>
          <table:table-cell table:number-columns-repeated="2" table:style-name="ce2"/>
          <table:table-cell office:value-type="string" table:style-name="ce16">
            <text:p><text:span text:style-name="T22">Apply</text:span><text:s/>all stashes to work file of current 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 stash@{<text:span text:style-name="T4">index</text:span>}</text:p>
          </table:table-cell>
          <table:table-cell table:number-columns-repeated="2" table:style-name="ce2"/>
          <table:table-cell office:value-type="string" table:style-name="ce16">
            <text:p>Apply a stash to work file of<text:s/><text:span text:style-name="T22">current</text:span><text:s/>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8">
            <text:p>clear</text:p>
          </table:table-cell>
          <table:table-cell table:number-columns-repeated="2" table:style-name="ce2"/>
          <table:table-cell office:value-type="string" table:style-name="ce16">
            <text:p><text:span text:style-name="T22">Clears</text:span><text:s/>all stas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">drop</text:span><text:s/>stash@{<text:span text:style-name="T4">index</text:span>}</text:p>
          </table:table-cell>
          <table:table-cell table:number-columns-repeated="2" table:style-name="ce2"/>
          <table:table-cell office:value-type="string" table:style-name="ce16">
            <text:p><text:span text:style-name="T22">Delete</text:span><text:s/>a specific stas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6">
            <text:p>git tag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t]</text:p>
          </table:table-cell>
          <table:table-cell table:style-name="ce17"/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tag_string SHA</text:p>
          </table:table-cell>
          <table:table-cell table:number-columns-repeated="2" table:style-name="ce2"/>
          <table:table-cell office:value-type="string" table:style-name="ce16">
            <text:p>Assign a '<text:span text:style-name="T22">lightweight</text:span>' tag (<text:span text:style-name="T24">tag_string</text:span>) to a commit<text:s/><text:span text:style-name="T26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<text:s/><text:span text:style-name="T12">tag_string<text:s/></text:span><text:span text:style-name="T6">-m "</text:span><text:span text:style-name="T12">message</text:span><text:span text:style-name="T6">"</text:span><text:span text:style-name="T12"><text:s/>SHA</text:span></text:p>
          </table:table-cell>
          <table:table-cell table:number-columns-repeated="2" table:style-name="ce2"/>
          <table:table-cell office:value-type="string" table:style-name="ce16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text:span text:style-name="T6">"</text:span><text:span text:style-name="T12">message</text:span><text:span text:style-name="T6">"<text:s/></text:span><text:span text:style-name="T12">tag_string SHA</text:span></text:p>
          </table:table-cell>
          <table:table-cell table:number-columns-repeated="2" table:style-name="ce2"/>
          <table:table-cell office:value-type="string" table:style-name="ce16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d</text:span><text:s/><text:span text:style-name="T10">OR</text:span><text:s/><text:span text:style-name="T3">--delete</text:span>)<text:s/><text:span text:style-name="T12">tag_string</text:span></text:p>
          </table:table-cell>
          <table:table-cell table:number-columns-repeated="2" table:style-name="ce2"/>
          <table:table-cell office:value-type="string" table:style-name="ce16">
            <text:p><text:span text:style-name="T22">Delete</text:span><text:s/>a tag (<text:span text:style-name="T26">tag_string</text:span>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25">
            <text:p>(-l<text:s/><text:span text:style-name="T10">OR</text:span><text:s/>--list)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tl]</text:p>
          </table:table-cell>
          <table:table-cell office:value-type="string" table:style-name="ce17">
            <text:p><text:span text:style-name="T22">List</text:span><text:s/>tag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"<text:span text:style-name="T12">string_search*</text:span>"</text:p>
          </table:table-cell>
          <table:table-cell table:number-columns-repeated="2" table:style-name="ce2"/>
          <table:table-cell office:value-type="string" table:style-name="ce16">
            <text:p><text:span text:style-name="T22">Search</text:span><text:s/>tags (wildcard<text:s/><text:span text:style-name="T17">*</text:span><text:s/>can be used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/text:p>
          </table:table-cell>
          <table:table-cell table:number-columns-repeated="2" table:style-name="ce2"/>
          <table:table-cell office:value-type="string" table:style-name="ce16">
            <text:p>List 1st<text:s/><text:span text:style-name="T22">line</text:span><text:s/>of annotation with tag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text:span text:style-name="T12">interger</text:span></text:p>
          </table:table-cell>
          <table:table-cell table:number-columns-repeated="2" table:style-name="ce2"/>
          <table:table-cell office:value-type="string" table:style-name="ce16">
            <text:p>List notation with tags starting from a<text:s/><text:span text:style-name="T22">line</text:span><text:s/>(<text:span text:style-name="T26">integer</text:span>)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5">
            <text:p>Restore, Switch, Reset and Rev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6">
            <text:p><text:span text:style-name="T22">Revert</text:span><text:s/>changes of a commit (<text:span text:style-name="T26">SHA</text:span>) and opens the editor. results in 2nd commi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6">
            <text:p>Remove<text:s/><text:span text:style-name="T21">untracked</text:span><text:span text:style-name="T14"><text:s/></text:span>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6">
            <text:p>Preview removal of<text:s/><text:span text:style-name="T22">untracked</text:span><text:s/>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6">
            <text:p>Remove<text:s/><text:span text:style-name="T22">untracked</text:span><text:s/>directories and 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6">
            <text:p>Preview removal of<text:s/><text:span text:style-name="T22">untracked</text:span><text:s/>directories and 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6">
            <text:p>Restore file changes from<text:s/><text:span text:style-name="T22">work file</text:span><text:s/>to<text:s/><text:span text:style-name="T22">original stat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restore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6">
            <text:p>Restore file changes from<text:s/><text:span text:style-name="T22">staging</text:span><text:s/>back to<text:s/><text:span text:style-name="T22">work fil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path/filename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pecific<text:s/><text:span text:style-name="T22">files</text:span><text:s/>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path/filename string<text:span text:style-name="T5">*</text:span></text:p>
          </table:table-cell>
          <table:table-cell table:number-columns-repeated="2" table:style-name="ce2"/>
          <table:table-cell office:value-type="string" table:style-name="ce16">
            <text:p>Specific files changes using<text:s/><text:span text:style-name="T22">wildcard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.<text:s/><text:span text:style-name="T10">OR</text:span><text:s/>-A<text:s/><text:span text:style-name="T10">OR</text:span><text:s/>--all</text:p>
          </table:table-cell>
          <table:table-cell table:number-columns-repeated="2" table:style-name="ce2"/>
          <table:table-cell office:value-type="string" table:style-name="ce16">
            <text:p><text:span text:style-name="T22">All</text:span><text:s/>files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 --sourc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c]</text:p>
          </table:table-cell>
          <table:table-cell office:value-type="string" table:style-name="ce24">
            <text:p>Restore from comm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32">
            <text:p>SHA filepath/filename</text:p>
          </table:table-cell>
          <table:table-cell table:number-columns-repeated="2" table:style-name="ce2"/>
          <table:table-cell office:value-type="string" table:style-name="ce16">
            <text:p>Restore file changes from<text:s/><text:span text:style-name="T22">another commit</text:span><text:s/>(<text:span text:style-name="T26">SHA</text:span>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-2<text:s/><text:span text:style-name="T29">filepath/filename</text:span></text:p>
          </table:table-cell>
          <table:table-cell table:number-columns-repeated="2" table:style-name="ce2"/>
          <table:table-cell office:value-type="string" table:style-name="ce16">
            <text:p>Restore file changes from a commit<text:s/><text:span text:style-name="T22">ancestry</text:span><text:s/>of<text:s/><text:span text:style-name="T28">main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5" table:style-name="ce2"/>
          <table:table-cell table:style-name="ce16"/>
          <table:table-cell table:style-name="ce2"/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6">
            <text:p>Switch (replaces checkout)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6">
            <text:p>Move HEAD to another branch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6">
            <text:p>Creates a new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Creates a new tracking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6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6">
            <text:p>Restore changes from a commit directly to current work fil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6">
            <text:p>Create and switch to a new branch from a<text:s/><text:span text:style-name="T17">tag</text:span><text:s/>referenc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ree-ish</text:span></text:p>
          </table:table-cell>
          <table:table-cell table:number-columns-repeated="2" table:style-name="ce2"/>
          <table:table-cell office:value-type="string" table:style-name="ce16">
            <text:p>Create an orphaned commit from a<text:s/><text:span text:style-name="T17">tree-ish</text:span><text:s/>reference (detached HEAD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6">
            <text:p>Move HEAD to a patch of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4" table:style-name="ro2">
          <table:table-cell table:number-columns-repeated="5" table:style-name="ce2"/>
          <table:table-cell table:style-name="ce16"/>
          <table:table-cell table:style-name="ce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6">
            <text:p><text:span text:style-name="T22">Checkout</text:span><text:s/>(replaced by switch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6">
            <text:p>Move HEAD to another branch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6">
            <text:p>Creates a new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Creates a new tracking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6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6">
            <text:p>Restore changes from a commit directly to current work fil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6">
            <text:p>Create and switch to a new branch from a<text:s/><text:span text:style-name="T17">tag</text:span><text:s/>referenc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ree-ish</text:span></text:p>
          </table:table-cell>
          <table:table-cell table:number-columns-repeated="2" table:style-name="ce2"/>
          <table:table-cell office:value-type="string" table:style-name="ce16">
            <text:p>Create an orphaned commit from a<text:s/><text:span text:style-name="T17">tree-ish</text:span><text:s/>reference (detached HEAD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6">
            <text:p>Move HEAD to a patch of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-<text:s/><text:span text:style-name="T7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6">
            <text:p><text:span text:style-name="T22">Checkout</text:span><text:s/>file changes from<text:s/><text:span text:style-name="T22">work file</text:span><text:s/>to<text:s/><text:span text:style-name="T22">original state</text:span>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checkout<text:s/><text:span text:style-name="T4">SHA</text:span><text:s/>--<text:s/><text:span text:style-name="T7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6">
            <text:p><text:span text:style-name="T22">Checkout</text:span><text:s/>file changes from<text:s/><text:span text:style-name="T22">staging</text:span><text:s/>back to<text:s/><text:span text:style-name="T22">work file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branch</text:span>/<text:span text:style-name="T4">SHA</text:span></text:p>
          </table:table-cell>
          <table:table-cell table:number-columns-repeated="2" table:style-name="ce2"/>
          <table:table-cell office:value-type="string" table:style-name="ce16">
            <text:p>Specific<text:s/><text:span text:style-name="T22">commit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rger</text:span></text:p>
          </table:table-cell>
          <table:table-cell table:number-columns-repeated="2" table:style-name="ce2"/>
          <table:table-cell office:value-type="string" table:style-name="ce16">
            <text:p>Commit<text:s/><text:span text:style-name="T22">ancestry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root</text:p>
          </table:table-cell>
          <table:table-cell table:number-columns-repeated="2" table:style-name="ce2"/>
          <table:table-cell office:value-type="string" table:style-name="ce16">
            <text:p><text:span text:style-name="T22">All</text:span><text:s/>commits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6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set<text:s/><text:span text:style-name="T4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24">
            <text:p>Rese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Reset<text:s/><text:span text:style-name="T22">file</text:span><text:s/>changes from<text:s/><text:span text:style-name="T22">staging</text:span><text:s/>back to<text:s/><text:span text:style-name="T22">working</text:span><text:s/>directory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oft<text:s/><text:span text:style-name="T4">tree-ish</text:span></text:p>
          </table:table-cell>
          <table:table-cell table:number-columns-repeated="2" table:style-name="ce2"/>
          <table:table-cell office:value-type="string" table:style-name="ce16">
            <text:p>Reset the<text:s/><text:span text:style-name="T22">HEAD</text:span><text:s/>to a<text:s/><text:span text:style-name="T22">tree-ish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ixed<text:s/><text:span text:style-name="T4">tree-ish</text:span></text:p>
          </table:table-cell>
          <table:table-cell table:number-columns-repeated="2" table:style-name="ce2"/>
          <table:table-cell office:value-type="string" table:style-name="ce16">
            <text:p>Reset the HEAD to a tree-ish and<text:s/><text:span text:style-name="T22">matches stag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hard<text:s/><text:span text:style-name="T4">tree-ish</text:span></text:p>
          </table:table-cell>
          <table:table-cell table:number-columns-repeated="2" table:style-name="ce2"/>
          <table:table-cell office:value-type="string" table:style-name="ce16">
            <text:p>Reset the HEAD to a tree-ish and matches<text:s/><text:span text:style-name="T22">stage and work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6">
            <text:p>Reset files changes for<text:s/><text:span text:style-name="T22">patch</text:span><text:s/>from staging back to working directory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<text:span text:style-name="T12">branch_name</text:span></text:p>
          </table:table-cell>
          <table:table-cell table:number-columns-repeated="2" table:style-name="ce2"/>
          <table:table-cell office:value-type="string" table:style-name="ce16">
            <text:p><text:span text:style-name="T22">Hard</text:span><text:s/>reset current state to a<text:s/><text:span text:style-name="T30">branch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ORIG_HEAD</text:p>
          </table:table-cell>
          <table:table-cell table:number-columns-repeated="2" table:style-name="ce2"/>
          <table:table-cell office:value-type="string" table:style-name="ce16">
            <text:p><text:span text:style-name="T22">Undo</text:span><text:s/>a simple<text:s/><text:span text:style-name="T22">rebase</text:span><text:s/>where the ORIG_HEAD is unchanged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3" table:style-name="ro2">
          <table:table-cell table:number-columns-repeated="16384"/>
        </table:table-row>
        <table:table-row table:number-rows-repeated="2" table:style-name="ro2">
          <table:table-cell table:number-columns-repeated="2" table:style-name="ce2"/>
          <table:table-cell table:style-name="ce3"/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5">
            <text:p>Branches and Merges</text:p>
          </table:table-cell>
          <table:covered-table-cell table:number-columns-repeated="5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6">
            <text:p>Restore files changes from working file to original st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et HEA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16">
            <text:p>Reset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tore (-S<text:s/><text:span text:style-name="T10">OR</text:span><text:s/>--staged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6">
            <text:p>Restore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branc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b]</text:p>
          </table:table-cell>
          <table:table-cell office:value-type="string" table:style-name="ce16">
            <text:p>Show local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r</text:p>
          </table:table-cell>
          <table:table-cell table:number-columns-repeated="2" table:style-name="ce2"/>
          <table:table-cell office:value-type="string" table:style-name="ce16">
            <text:p>Show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a</text:p>
          </table:table-cell>
          <table:table-cell table:number-columns-repeated="2" table:style-name="ce2"/>
          <table:table-cell office:value-type="string" table:style-name="ce16">
            <text:p>Show both local and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/text:p>
          </table:table-cell>
          <table:table-cell table:number-columns-repeated="2" table:style-name="ce2"/>
          <table:table-cell office:value-type="string" table:style-name="ce16">
            <text:p>Create a new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6">
            <text:p>Create a new local branch from a remote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text:span text:style-name="T4">old_branch_name new_branch_name</text:span></text:p>
          </table:table-cell>
          <table:table-cell table:number-columns-repeated="2" table:style-name="ce2"/>
          <table:table-cell office:value-type="string" table:style-name="ce16">
            <text:p>Rename a branch.<text:s/><text:span text:style-name="T19">old_branch_name</text:span><text:s/>is optional defaults to current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Delete a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force delete a branch with conflict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erged</text:p>
          </table:table-cell>
          <table:table-cell table:number-columns-repeated="2" table:style-name="ce2"/>
          <table:table-cell office:value-type="string" table:style-name="ce16">
            <text:p>Lists originating branch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no-merged</text:p>
          </table:table-cell>
          <table:table-cell table:number-columns-repeated="2" table:style-name="ce2"/>
          <table:table-cell office:value-type="string" table:style-name="ce16">
            <text:p>Lists unlinked branch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Stop tracking a remote repo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6">
            <text:p>Move HEAD to another branch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6">
            <text:p>Move HEAD to another branch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6">
            <text:p>Creates a new branch and moves the HEAD to it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Creates a new tracking branch and moves the HEAD to it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6">
            <text:p>Restore file changes of current branch from working file to original state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6">
            <text:p>Restore changes from a commit directly to work file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6">
            <text:p>Create and switch to a new branch from a<text:s/><text:span text:style-name="T17">tag</text:span><text:s/>reference</text:p>
          </table:table-cell>
          <table:table-cell office:value-type="string" table:style-name="ce10">
            <text:p>b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6">
            <text:p>Create an orphaned commit from a<text:s/><text:span text:style-name="T17">tag</text:span><text:s/>reference (detached HEAD)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6">
            <text:p>Move HEAD to a patch of changes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6">
            <text:p><text:span text:style-name="T22">Checkout</text:span><text:s/>(superseded by switch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6">
            <text:p>Move HEAD to another branch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6">
            <text:p>Creates a new branch and moves the HEAD to 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Creates a new tracking branch and moves the HEAD to 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6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<text:span text:style-name="T36">--<text:s/></text:span><text:span text:style-name="T32">filepath/filename</text:span></text:p>
          </table:table-cell>
          <table:table-cell table:number-columns-repeated="2" table:style-name="ce2"/>
          <table:table-cell office:value-type="string" table:style-name="ce16">
            <text:p>Restore changes from a commit directly to work file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6">
            <text:p>Create and switch to a new branch from a<text:s/><text:span text:style-name="T17">tag</text:span><text:s/>reference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6">
            <text:p>Create an orphaned commit from a<text:s/><text:span text:style-name="T17">tag</text:span><text:s/>reference (detached HEAD)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6">
            <text:p>Move HEAD to a patch of changes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 branch_name</text:span></text:p>
          </table:table-cell>
          <table:table-cell table:number-columns-repeated="2" table:style-name="ce2"/>
          <table:table-cell office:value-type="string" table:style-name="ce16">
            <text:p>Compare differences between 2 branches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</text:span><text:span text:style-name="T6">..</text:span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Compare differences in a range of branches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merge</text:span><text:s/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Merge<text:s/><text:span text:style-name="T19">branch_name</text:span><text:s/>back in to current branch</text:p>
          </table:table-cell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6">
            <text:p>Reverse the changes made in the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<text:s/><text:span text:style-name="T7">filename</text:span></text:p>
          </table:table-cell>
          <table:table-cell table:number-columns-repeated="2" table:style-name="ce2"/>
          <table:table-cell office:value-type="string" table:style-name="ce16">
            <text:p>Specific files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 string<text:span text:style-name="T5">*</text:span></text:p>
          </table:table-cell>
          <table:table-cell table:number-columns-repeated="2" table:style-name="ce2"/>
          <table:table-cell office:value-type="string" table:style-name="ce16">
            <text:p>Specific files changes using wildcar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0">
            <text:p>.<text:s/><text:span text:style-name="T11">OR</text:span><text:s/>-A<text:s/><text:span text:style-name="T11">OR</text:span><text:s/>--all</text:p>
          </table:table-cell>
          <table:table-cell table:number-columns-repeated="2" table:style-name="ce10"/>
          <table:table-cell office:value-type="string" table:style-name="ce18">
            <text:p>All files chang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5">
            <text:p>Repo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mot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]</text:p>
          </table:table-cell>
          <table:table-cell office:value-type="string" table:style-name="ce16">
            <text:p>Show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v</text:p>
          </table:table-cell>
          <table:table-cell table:number-columns-repeated="2" table:style-name="ce2"/>
          <table:table-cell office:value-type="string" table:style-name="ce16">
            <text:p>Show more information of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dd<text:s/><text:span text:style-name="T8">origin</text:span><text:s/><text:span text:style-name="T4">remote_url</text:span></text:p>
          </table:table-cell>
          <table:table-cell table:number-columns-repeated="2" table:style-name="ce2"/>
          <table:table-cell office:value-type="string" table:style-name="ce16">
            <text:p>Create a new remote named<text:s/><text:span text:style-name="T20">origin</text:span><text:s/>(convention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move<text:s/><text:span text:style-name="T12">remote_branch_name</text:span></text:p>
          </table:table-cell>
          <table:table-cell table:number-columns-repeated="2" table:style-name="ce2"/>
          <table:table-cell office:value-type="string" table:style-name="ce16">
            <text:p>Remove (delete)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name<text:s/><text:span text:style-name="T12">old_remote_branch_name new_remote_branch_name</text:span></text:p>
          </table:table-cell>
          <table:table-cell table:number-columns-repeated="2" table:style-name="ce2"/>
          <table:table-cell office:value-type="string" table:style-name="ce16">
            <text:p>Renam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6">(</text:span><text:span text:style-name="T3">-p<text:s/></text:span><text:span text:style-name="T10">OR</text:span><text:span text:style-name="T3"><text:s/>--prune</text:span><text:span text:style-name="T6">)</text:span><text:s/><text:span text:style-name="T8">origin</text:span></text:p>
          </table:table-cell>
          <table:table-cell table:number-columns-repeated="2" table:style-name="ce2"/>
          <table:table-cell office:value-type="string" table:style-name="ce16">
            <text:p>Remove (delete) an orphaned tracking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6">(</text:span><text:span text:style-name="T3">-p<text:s/></text:span><text:span text:style-name="T10">OR</text:span><text:span text:style-name="T3"><text:s/>--prune</text:span><text:span text:style-name="T6">)</text:span><text:s/><text:span text:style-name="T8">origin</text:span><text:span text:style-name="T6"><text:s/>--dry-run</text:span></text:p>
          </table:table-cell>
          <table:table-cell table:number-columns-repeated="2" table:style-name="ce2"/>
          <table:table-cell office:value-type="string" table:style-name="ce16">
            <text:p>Preview deletion of an orphaned tracking branch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pus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]</text:p>
          </table:table-cell>
          <table:table-cell office:value-type="string" table:style-name="ce16">
            <text:p>Push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Push changes to remote but not track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6">
            <text:p>Push a tag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6">
            <text:p>Push all tags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tag</text:span></text:p>
          </table:table-cell>
          <table:table-cell table:number-columns-repeated="2" table:style-name="ce2"/>
          <table:table-cell office:value-type="string" table:style-name="ce16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tag</text:span></text:p>
          </table:table-cell>
          <table:table-cell table:number-columns-repeated="2" table:style-name="ce2"/>
          <table:table-cell office:value-type="string" table:style-name="ce16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2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Push changes to remote and track remote from now 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6">/</text:span><text:span text:style-name="T4">branch_name branch_name</text:span></text:p>
          </table:table-cell>
          <table:table-cell table:number-columns-repeated="2" table:style-name="ce2"/>
          <table:table-cell office:value-type="string" table:style-name="ce16">
            <text:p>Push changes to remote and track remote from now on after initial pu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6">
            <text:p>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f</text:span><text:s/><text:span text:style-name="T10">OR</text:span><text:s/><text:span text:style-name="T3">--force</text:span>)</text:p>
          </table:table-cell>
          <table:table-cell table:number-columns-repeated="2" table:style-name="ce2"/>
          <table:table-cell office:value-type="string" table:style-name="ce16">
            <text:p>Force 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Delet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Delete a remote branch</text:p>
          </table:table-cell>
          <table:table-cell table:number-columns-repeated="16378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lone<text:s/><text:span text:style-name="T4">remote_url</text:span></text:p>
          </table:table-cell>
          <table:table-cell table:number-columns-repeated="2" table:style-name="ce2"/>
          <table:table-cell office:value-type="string" table:style-name="ce16">
            <text:p>Clone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r</text:p>
          </table:table-cell>
          <table:table-cell table:number-columns-repeated="2" table:style-name="ce2"/>
          <table:table-cell office:value-type="string" table:style-name="ce16">
            <text:p>Show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a</text:p>
          </table:table-cell>
          <table:table-cell table:number-columns-repeated="2" table:style-name="ce2"/>
          <table:table-cell office:value-type="string" table:style-name="ce16">
            <text:p>Show both local and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git branch 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5">
            <text:p><text:span text:style-name="T6">git branch<text:s/></text:span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6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etch</text:p>
          </table:table-cell>
          <table:table-cell table:number-columns-repeated="2" table:style-name="ce2"/>
          <table:table-cell office:value-type="string" table:style-name="ce16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6">
            <text:p>Fetches 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all</text:p>
          </table:table-cell>
          <table:table-cell table:number-columns-repeated="2" table:style-name="ce2"/>
          <table:table-cell office:value-type="string" table:style-name="ce16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(<text:span text:style-name="T3">-p</text:span><text:s/><text:span text:style-name="T10">OR</text:span><text:s/><text:span text:style-name="T3">--prune</text:span>)</text:p>
          </table:table-cell>
          <table:table-cell table:number-columns-repeated="2" table:style-name="ce2"/>
          <table:table-cell office:value-type="string" table:style-name="ce16">
            <text:p>Fetches changes from remote to<text:s/><text:span text:style-name="T20">origin</text:span><text:span text:style-name="T18"><text:s/>and prunes any orphaned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pull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u]</text:p>
          </table:table-cell>
          <table:table-cell office:value-type="string" table:style-name="ce16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6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6">
            <text:p>fetch from a remote and rebase local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preserve</text:p>
          </table:table-cell>
          <table:table-cell table:number-columns-repeated="2" table:style-name="ce2"/>
          <table:table-cell office:value-type="string" table:style-name="ce16">
            <text:p>fetch and rebase but preserve local commits on th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interactive</text:p>
          </table:table-cell>
          <table:table-cell table:number-columns-repeated="2" table:style-name="ce2"/>
          <table:table-cell office:value-type="string" table:style-name="ce16">
            <text:p>fetch and rebase in interactive mode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5">
            <text:p>Interactive Staging and Sharing of Fil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(-i<text:s/><text:span text:style-name="T10">OR</text:span><text:s/>--interactive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i]</text:p>
          </table:table-cell>
          <table:table-cell office:value-type="string" table:style-name="ce16">
            <text:p>Enter interactive mod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1<text:s/><text:span text:style-name="T10">OR</text:span><text:s/>s</text:p>
          </table:table-cell>
          <table:table-cell table:number-columns-repeated="2" table:style-name="ce2"/>
          <table:table-cell office:value-type="string" table:style-name="ce16">
            <text:p>Statu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2<text:s/><text:span text:style-name="T10">OR</text:span><text:s/>u</text:p>
          </table:table-cell>
          <table:table-cell table:number-columns-repeated="2" table:style-name="ce2"/>
          <table:table-cell office:value-type="string" table:style-name="ce16">
            <text:p>Upd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3<text:s/><text:span text:style-name="T10">OR</text:span><text:s/>r</text:p>
          </table:table-cell>
          <table:table-cell table:number-columns-repeated="2" table:style-name="ce2"/>
          <table:table-cell office:value-type="string" table:style-name="ce16">
            <text:p>Rever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4<text:s/><text:span text:style-name="T10">OR</text:span><text:s/>a</text:p>
          </table:table-cell>
          <table:table-cell table:number-columns-repeated="2" table:style-name="ce2"/>
          <table:table-cell office:value-type="string" table:style-name="ce16">
            <text:p>Add untrack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5<text:s/><text:span text:style-name="T10">OR</text:span><text:s/>p</text:p>
          </table:table-cell>
          <table:table-cell table:number-columns-repeated="2" table:style-name="ce2"/>
          <table:table-cell office:value-type="string" table:style-name="ce16">
            <text:p>Pat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6<text:s/><text:span text:style-name="T10">OR</text:span><text:s/>d</text:p>
          </table:table-cell>
          <table:table-cell table:number-columns-repeated="2" table:style-name="ce2"/>
          <table:table-cell office:value-type="string" table:style-name="ce16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7<text:s/><text:span text:style-name="T10">OR</text:span><text:s/>q</text:p>
          </table:table-cell>
          <table:table-cell table:number-columns-repeated="2" table:style-name="ce2"/>
          <table:table-cell office:value-type="string" table:style-name="ce16">
            <text:p>Qui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8<text:s/><text:span text:style-name="T10">OR</text:span><text:s/>h</text:p>
          </table:table-cell>
          <table:table-cell table:number-columns-repeated="2" table:style-name="ce2"/>
          <table:table-cell office:value-type="string" table:style-name="ce16">
            <text:p>Help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a</text:p>
          </table:table-cell>
          <table:table-cell table:number-columns-repeated="2" table:style-name="ce2"/>
          <table:table-cell office:value-type="string" table:style-name="ce16">
            <text:p>List untracked fil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?</text:p>
          </table:table-cell>
          <table:table-cell table:number-columns-repeated="2" table:style-name="ce2"/>
          <table:table-cell office:value-type="string" table:style-name="ce16">
            <text:p>Menu options within Patch mod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<text:s/><text:span text:style-name="T12">SHA</text:span></text:p>
          </table:table-cell>
          <table:table-cell table:number-columns-repeated="2" table:style-name="ce2"/>
          <table:table-cell office:value-type="string" table:style-name="ce16">
            <text:p>merge a commit into the current bran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 (-e<text:s/><text:span text:style-name="T10">OR</text:span><text:s/>--edit)<text:s/><text:span text:style-name="T12">SHA</text:span></text:p>
          </table:table-cell>
          <table:table-cell table:number-columns-repeated="2" table:style-name="ce2"/>
          <table:table-cell office:value-type="string" table:style-name="ce16">
            <text:p>merge a commit into the current branch and allow editing of messa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 --continue</text:p>
          </table:table-cell>
          <table:table-cell table:number-columns-repeated="2" table:style-name="ce2"/>
          <table:table-cell office:value-type="string" table:style-name="ce16">
            <text:p>Finalise a cherry-pick after confli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 --abort</text:p>
          </table:table-cell>
          <table:table-cell table:number-columns-repeated="2" table:style-name="ce2"/>
          <table:table-cell office:value-type="string" table:style-name="ce16">
            <text:p>Abort a cherry-pick with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ormat-patch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35">
            <text:p>Rebas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erge-base<text:s/><text:span text:style-name="T12">base_branch branch_name</text:span></text:p>
          </table:table-cell>
          <table:table-cell table:number-columns-repeated="2" table:style-name="ce2"/>
          <table:table-cell office:value-type="string" table:style-name="ce16">
            <text:p>Gives the<text:s/><text:span text:style-name="T22">SHA</text:span><text:s/>of the point of divergence of th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number-columns-repeated="3" table:style-name="ce27"/>
          <table:table-cell table:style-name="ce29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5">
            <text:p>git log<text:s/><text:span text:style-name="T7">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l]</text:p>
          </table:table-cell>
          <table:table-cell office:value-type="string" table:style-name="ce23">
            <text:p>Display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6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5">
            <text:p>git reset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rs]</text:p>
          </table:table-cell>
          <table:table-cell office:value-type="string" table:style-name="ce17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hard</text:span><text:span text:style-name="T1"><text:s/>ORIG_HEAD</text:span></text:p>
          </table:table-cell>
          <table:table-cell table:number-columns-repeated="2" table:style-name="ce2"/>
          <table:table-cell office:value-type="string" table:style-name="ce16">
            <text:p>Undo a simple rebase where the<text:s/><text:span text:style-name="T30">ORIG_HEAD</text:span><text:s/>is unchanged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rebase</text:span>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b]</text:p>
          </table:table-cell>
          <table:table-cell office:value-type="string" table:style-name="ce24">
            <text:p>Rebas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5">
            <text:p>git<text:s/><text:span text:style-name="T3">rebase</text:span><text:span text:style-name="T6"><text:s/>(-i<text:s/></text:span><text:span text:style-name="T34">OR</text:span><text:span text:style-name="T6"><text:s/>--interactive)<text:s/></text:span><text:span text:style-name="T12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ri]</text:p>
          </table:table-cell>
          <table:table-cell office:value-type="string" table:style-name="ce23">
            <text:p>Interactive rebas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base_branch</text:p>
          </table:table-cell>
          <table:table-cell table:number-columns-repeated="2" table:style-name="ce2"/>
          <table:table-cell office:value-type="string" table:style-name="ce16">
            <text:p>Rebase the current branch to a<text:s/><text:span text:style-name="T26">base_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12">base_branch</text:span><text:s/><text:span text:style-name="T7">branch_name</text:span></text:p>
          </table:table-cell>
          <table:table-cell table:number-columns-repeated="2" table:style-name="ce2"/>
          <table:table-cell office:value-type="string" table:style-name="ce16">
            <text:p>Rebase to a<text:s/><text:span text:style-name="T26">base_branch</text:span><text:s/>a<text:s/><text:span text:style-name="T33">branch_n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<text:span text:style-name="T6">HEAD~</text:span>interger</text:p>
          </table:table-cell>
          <table:table-cell table:number-columns-repeated="2" table:style-name="ce2"/>
          <table:table-cell office:value-type="string" table:style-name="ce16">
            <text:p>Rebase to an inherited<text:s/><text:span text:style-name="T26">SHA</text:span><text:s/>(commonly used with<text:s/><text:span text:style-name="T14">-i</text:span><text:s/>to ammend comitts locally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<text:span text:style-name="T3">--onto</text:span><text:s/>new_base current_base branch_name</text:p>
          </table:table-cell>
          <table:table-cell table:number-columns-repeated="2" table:style-name="ce2"/>
          <table:table-cell office:value-type="string" table:style-name="ce16">
            <text:p>Rebase to a<text:s/><text:span text:style-name="T22">non-linear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<text:span text:style-name="T3">--onto</text:span><text:s/>SHA current_base branch_name</text:p>
          </table:table-cell>
          <table:table-cell table:number-columns-repeated="2" table:style-name="ce2"/>
          <table:table-cell office:value-type="string" table:style-name="ce16">
            <text:p>Rebase to a<text:s/><text:span text:style-name="T35">SHA</text:span><text:s/>commit (can also be used to reverse a rebase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mend</text:p>
          </table:table-cell>
          <table:table-cell table:number-columns-repeated="2" table:style-name="ce2"/>
          <table:table-cell office:value-type="string" table:style-name="ce16">
            <text:p><text:span text:style-name="T22">Amend</text:span><text:s/>the current commit in<text:s/><text:span text:style-name="T22">interactive</text:span><text:s/>mod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continue</text:span></text:p>
          </table:table-cell>
          <table:table-cell table:number-columns-repeated="2" table:style-name="ce2"/>
          <table:table-cell office:value-type="string" table:style-name="ce16">
            <text:p><text:span text:style-name="T22">Continue</text:span><text:s/>to next commit after conflict resolu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6">
            <text:p><text:span text:style-name="T22">Skip</text:span><text:s/>a commit (allows the existing commit to apply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bort</text:p>
          </table:table-cell>
          <table:table-cell table:number-columns-repeated="2" table:style-name="ce2"/>
          <table:table-cell office:value-type="string" table:style-name="ce16">
            <text:p><text:span text:style-name="T22">Abort</text:span><text:s/>a rebase (rebase is not applied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6">
            <text:p>git pull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pu]</text:p>
          </table:table-cell>
          <table:table-cell office:value-type="string" table:style-name="ce23">
            <text:p>Pul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 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6">
            <text:p>fetch from a remote and rebase<text:s/><text:span text:style-name="T22">local chang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preserve</text:p>
          </table:table-cell>
          <table:table-cell table:number-columns-repeated="2" table:style-name="ce2"/>
          <table:table-cell office:value-type="string" table:style-name="ce16">
            <text:p>fetch and rebase but<text:s/><text:span text:style-name="T22">preserve</text:span><text:s/>local commits on th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interactive</text:p>
          </table:table-cell>
          <table:table-cell table:number-columns-repeated="2" table:style-name="ce2"/>
          <table:table-cell office:value-type="string" table:style-name="ce16">
            <text:p>fetch and rebase in<text:s/><text:span text:style-name="T22">interactive</text:span><text:s/>mod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number-rows-repeated="4" table:style-name="ro2">
          <table:table-cell table:number-columns-repeated="6"/>
          <table:table-cell table:style-name="ce31"/>
          <table:table-cell table:number-columns-repeated="16377"/>
        </table:table-row>
        <table:table-row table:number-rows-repeated="1048172" table:style-name="ro2">
          <table:table-cell table:number-columns-repeated="16384"/>
        </table:table-row>
        <table:named-expressions>
          <table:named-range table:name="Print_Area" table:cell-range-address="Sheet1.$A$57:Sheet1.$F$351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continue" style:scale-to-X="2" style:scale-to-Y="30" style:table-centering="both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1</meta:generator>
    <dc:title/>
    <meta:initial-creator>Microsoft Office User</meta:initial-creator>
    <dc:creator>Microsoft Office User</dc:creator>
    <meta:creation-date>2021-11-28T07:20:37Z</meta:creation-date>
    <dc:date>2022-01-15T06:48:34Z</dc:date>
    <meta:print-date>2022-01-07T08:05:46Z</meta:print-date>
  </office:meta>
</office:document-meta>
</file>